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Evento">
      <style:graphic-properties draw:textarea-horizontal-align="center" draw:textarea-vertical-align="middle"/>
    </style:style>
    <style:style style:name="gr2" style:family="graphic" style:parent-style-name="Control">
      <style:graphic-properties draw:textarea-horizontal-align="justify" draw:textarea-vertical-align="middle" draw:auto-grow-height="false"/>
    </style:style>
    <style:style style:name="gr3" style:family="graphic" style:parent-style-name="Evento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/>
    </style:style>
    <style:style style:name="P3" style:family="paragraph">
      <style:text-properties fo:color="#ff3333"/>
    </style:style>
    <style:style style:name="T1" style:family="text">
      <style:text-properties style:use-window-font-color="true" fo:font-style="normal" style:font-style-asian="normal" style:font-style-complex="normal"/>
    </style:style>
    <style:style style:name="T2" style:family="text">
      <style:text-properties fo:color="#ff3333"/>
    </style:style>
    <style:style style:name="T3" style:family="text">
      <style:text-properties fo:color="#ff0000"/>
    </style:style>
    <style:style style:name="T4" style:family="text">
      <style:text-properties fo:color="#cc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1" draw:id="id1" draw:layer="layout" svg:width="3cm" svg:height="0.5cm" svg:x="8cm" svg:y="2.75cm">
          <text:p text:style-name="P1">LOAD</text:p>
        </draw:rect>
        <draw:connector draw:style-name="Conector" draw:layer="layout" svg:x1="9.5cm" svg:y1="1.75cm" svg:x2="9.5cm" svg:y2="2.75cm" draw:end-shape="id1" draw:end-glue-point="0" svg:d="M9500 1750v1000" svg:viewBox="0 0 1 1001">
          <text:p>in={mod, addr}</text:p>
        </draw:connector>
        <draw:connector draw:style-name="Conector" draw:text-style-name="P2" draw:layer="layout" svg:x1="9.5cm" svg:y1="5.25cm" svg:x2="9.5cm" svg:y2="6.25cm" draw:start-shape="id2" draw:start-glue-point="2" draw:end-shape="id3" draw:end-glue-point="0" svg:d="M9500 5250v1000" svg:viewBox="0 0 1 1001">
          <text:p><text:span text:style-name="T1">- wait for older writes and loads to same block </text:span></text:p>
          <text:p><text:span text:style-name="T1">- call FIND_AND_LOCK(mod, addr, TRUE)</text:span></text:p>
          <text:p><text:span text:style-name="T1"><text:tab/></text:span><text:span text:style-name="T1">→ </text:span><text:span text:style-name="T1">{err, set, way, state, tag}</text:span></text:p>
        </draw:connector>
        <draw:rect draw:style-name="gr1" draw:text-style-name="P1" xml:id="id3" draw:id="id3" draw:layer="layout" svg:width="3cm" svg:height="0.5cm" svg:x="8cm" svg:y="6.25cm">
          <text:p text:style-name="P1">LOAD_ACTION</text:p>
        </draw:rect>
        <draw:rect draw:style-name="gr1" draw:text-style-name="P1" xml:id="id5" draw:id="id5" draw:layer="layout" svg:width="3cm" svg:height="0.5cm" svg:x="8cm" svg:y="11cm">
          <text:p text:style-name="P1">LOAD_UNLOCK</text:p>
        </draw:rect>
        <draw:custom-shape draw:style-name="gr2" draw:text-style-name="P1" xml:id="id4" draw:id="id4" draw:layer="layout" svg:width="0.5cm" svg:height="0.5cm" svg:x="9.25cm" svg:y="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layer="layout" svg:x1="9.5cm" svg:y1="6.75cm" svg:x2="9.5cm" svg:y2="7.75cm" draw:start-shape="id3" draw:start-glue-point="2" draw:end-shape="id4" draw:end-glue-point="4" svg:d="M9500 6750v1000" svg:viewBox="0 0 1 1001">
          <text:p>- if err, goto LOAD_LOCK</text:p>
          <text:p/>
          <text:p>state?</text:p>
        </draw:connector>
        <draw:connector draw:style-name="Conector" draw:text-style-name="P3" draw:layer="layout" svg:x1="9.25cm" svg:y1="8cm" svg:x2="8cm" svg:y2="11.25cm" draw:start-shape="id4" draw:start-glue-point="5" draw:end-shape="id5" draw:end-glue-point="3" svg:d="M9250 8000h-1750v3250h500" svg:viewBox="0 0 1751 3251">
          <text:p><text:span text:style-name="T2">M/S/N</text:span></text:p>
        </draw:connector>
        <draw:rect draw:style-name="gr1" draw:text-style-name="P1" xml:id="id6" draw:id="id6" draw:layer="layout" svg:width="2.5cm" svg:height="0.5cm" svg:x="10.5cm" svg:y="9.75cm">
          <text:p text:style-name="P1">LOAD_MISS</text:p>
        </draw:rect>
        <draw:connector draw:style-name="Conector" draw:layer="layout" svg:x1="9.75cm" svg:y1="8cm" svg:x2="11.75cm" svg:y2="9.75cm" draw:start-shape="id4" draw:start-glue-point="7" draw:end-shape="id6" draw:end-glue-point="0" svg:d="M9750 8000h2000v1750" svg:viewBox="0 0 2001 1751">
          <text:p><text:tab/><text:tab/><text:tab/><text:tab/>I (invalid)</text:p>
          <text:p><text:tab/><text:tab/><text:tab/><text:tab/>- get low mod → {low_mod}</text:p>
          <text:p><text:tab/><text:tab/><text:tab/><text:tab/>- call READ_REQUEST(mod,</text:p>
          <text:p><text:tab/><text:tab/><text:tab/><text:tab/><text:tab/>low_mod, tag, up-down)</text:p>
          <text:p><text:tab/><text:tab/><text:tab/><text:tab/><text:tab/>→ <text:span text:style-name="T3">{err</text:span>}</text:p>
        </draw:connector>
        <draw:connector draw:style-name="Conector" draw:layer="layout" svg:x1="11.75cm" svg:y1="10.25cm" svg:x2="11cm" svg:y2="11.25cm" draw:start-shape="id6" draw:start-glue-point="2" draw:end-shape="id5" svg:d="M11750 10250v1000h-750" svg:viewBox="0 0 751 1001">
          <text:p><text:tab/><text:tab/>- if err → unlock, goto LOAD_LOCK</text:p>
          <text:p><text:tab/><text:tab/>- <text:span text:style-name="T4">set state to S</text:span></text:p>
          <text:p><text:span text:style-name="T5"><text:tab/></text:span><text:span text:style-name="T5"><text:tab/></text:span><text:span text:style-name="T5">- </text:span><text:span text:style-name="T6">set tag of block</text:span></text:p>
        </draw:connector>
        <draw:rect draw:style-name="gr3" draw:text-style-name="P1" xml:id="id8" draw:id="id8" draw:layer="layout" svg:width="2.5cm" svg:height="0.5cm" svg:x="8.25cm" svg:y="14.25cm">
          <text:p/>
        </draw:rect>
        <draw:connector draw:style-name="Conector" draw:layer="layout" svg:x1="9.5cm" svg:y1="11.5cm" svg:x2="9.5cm" svg:y2="12.25cm" draw:start-shape="id5" draw:start-glue-point="2" draw:end-shape="id7" draw:end-glue-point="0" svg:d="M9500 11500v750" svg:viewBox="0 0 1 751">
          <text:p>- unlock directory</text:p>
          <text:p><text:tab/>entry</text:p>
        </draw:connector>
        <draw:rect draw:style-name="gr1" draw:text-style-name="P1" xml:id="id2" draw:id="id2" draw:layer="layout" svg:width="3cm" svg:height="0.5cm" svg:x="8cm" svg:y="4.75cm">
          <text:p text:style-name="P1">LOAD_LOCK</text:p>
        </draw:rect>
        <draw:connector draw:style-name="Conector" draw:layer="layout" svg:x1="9.5cm" svg:y1="3.25cm" svg:x2="9.5cm" svg:y2="4.75cm" draw:start-shape="id1" draw:start-glue-point="2" draw:end-shape="id2" draw:end-glue-point="0" svg:d="M9500 3250v1500" svg:viewBox="0 0 1 1501">
          <text:p>- record access start</text:p>
          <text:p>- if access can be coalesced with access X:</text:p>
          <text:p><text:tab/>-enqueue access in X's wait list</text:p>
          <text:p><text:tab/> <text:s/>(return event = LOAD_FINISH)</text:p>
        </draw:connector>
        <draw:rect draw:style-name="gr1" draw:text-style-name="P1" xml:id="id7" draw:id="id7" draw:layer="layout" svg:width="2.5cm" svg:height="0.5cm" svg:x="8.25cm" svg:y="12.25cm">
          <text:p text:style-name="P1">LOAD_FINISH</text:p>
        </draw:rect>
        <draw:connector draw:style-name="Conector" draw:layer="layout" svg:x1="9.5cm" svg:y1="12.75cm" svg:x2="9.5cm" svg:y2="14.25cm" draw:start-shape="id7" draw:start-glue-point="2" draw:end-shape="id8" draw:end-glue-point="0" svg:d="M9500 12750v1500" svg:viewBox="0 0 1 1501">
          <text:p>- record access end</text:p>
          <text:p>- wake up coalesced</text:p>
          <text:p><text:tab/>accesses</text:p>
          <text:p>- return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vento" style:family="graphic" style:parent-style-name="standard">
      <style:graphic-properties draw:stroke="none" draw:stroke-dash="Dashed_20__28_var_29__20_1" draw:fill="solid" draw:fill-color="#ffffff" draw:fill-gradient-name="Gradient_20_7" draw:fill-hatch-name="Hatch_20_91" draw:fill-image-name="Bitmape_20_1" draw:fill-image-width="0cm" draw:fill-image-height="0cm"/>
      <style:text-properties style:font-name="Times New Roman1" fo:font-family="'Times New Roman'" style:font-style-name="Normal" style:font-family-generic="roman" style:font-pitch="variable" fo:font-size="10pt"/>
    </style:style>
    <style:style style:name="Conector" style:family="graphic" style:parent-style-name="standard">
      <style:graphic-properties draw:stroke-dash="Dashed_20__28_var_29__20_1" svg:stroke-width="0.025cm" draw:marker-start-width="0.33cm" draw:marker-end="Arrow" draw:marker-end-width="0.127cm" draw:fill-gradient-name="Gradient_20_7" draw:fill-hatch-name="Hatch_20_91" draw:fill-image-name="Bitmape_20_1" draw:fill-image-width="0cm" draw:fill-image-height="0cm" draw:textarea-horizontal-align="left" draw:textarea-vertical-align="middle" draw:fit-to-size="false" draw:fit-to-contour="false" fo:padding-top="0cm" fo:padding-bottom="0cm" fo:padding-left="0cm" fo:padding-right="0cm"/>
      <style:paragraph-properties fo:margin-left="0.1cm" fo:margin-right="0cm" fo:text-align="start" fo:text-indent="0cm">
        <style:tab-stops>
          <style:tab-stop style:position="0cm"/>
          <style:tab-stop style:position="0.5cm"/>
          <style:tab-stop style:position="1cm"/>
          <style:tab-stop style:position="1.5cm"/>
          <style:tab-stop style:position="2cm"/>
          <style:tab-stop style:position="2.5cm"/>
          <style:tab-stop style:position="3cm"/>
          <style:tab-stop style:position="3.5cm"/>
          <style:tab-stop style:position="4cm"/>
          <style:tab-stop style:position="4.5cm"/>
          <style:tab-stop style:position="5cm"/>
          <style:tab-stop style:position="5.5cm"/>
          <style:tab-stop style:position="6cm"/>
          <style:tab-stop style:position="6.5cm"/>
          <style:tab-stop style:position="7cm"/>
          <style:tab-stop style:position="7.5cm"/>
          <style:tab-stop style:position="8cm"/>
        </style:tab-stops>
      </style:paragraph-properties>
      <style:text-properties fo:font-size="7pt"/>
    </style:style>
    <style:style style:name="Control" style:family="graphic" style:parent-style-name="standard">
      <style:graphic-properties draw:stroke-dash="Dashed_20__28_var_29__20_1" draw:fill-color="#e6e6e6" draw:fill-gradient-name="Gradient_20_8" draw:fill-hatch-name="Hatch_20_91" draw:fill-image-name="Bitmape_20_1" draw:fill-image-width="0cm" draw:fill-image-height="0cm"/>
    </style:style>
    <style:style style:name="Conector_20_texto_20_izquierda" style:display-name="Conector texto izquierda" style:family="graphic" style:parent-style-name="Conector">
      <style:graphic-properties draw:textarea-horizontal-align="right" fo:padding-right="0.1cm" draw:measure-align="automatic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3-26T18:11:05.04</meta:creation-date>
    <dc:date>2016-03-23T18:40:04.173716036</dc:date>
    <meta:editing-duration>PT6H32M1S</meta:editing-duration>
    <meta:editing-cycles>33</meta:editing-cycles>
    <meta:generator>LibreOffice/4.2.8.2$Linux_X86_64 LibreOffice_project/420m0$Build-2</meta:generator>
    <meta:document-statistic meta:object-count="17"/>
    <meta:user-defined meta:name="Información 1"/>
    <meta:user-defined meta:name="Información 2"/>
    <meta:user-defined meta:name="Información 3"/>
    <meta:user-defined meta:name="Información 4"/>
  </office:meta>
</office:document-meta>
</file>